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162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59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56.2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fo:wrap-option="wrap"/>
      <style:text-properties style:font-name="Arial"/>
    </style:style>
    <style:style style:name="ce4" style:family="table-cell" style:parent-style-name="Default">
      <style:table-cell-properties fo:wrap-option="wrap" fo:border="0.06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Source State</text:p>
          </table:table-cell>
          <table:table-cell table:style-name="ce1" office:value-type="string" calcext:value-type="string">
            <text:p>Destination State</text:p>
          </table:table-cell>
          <table:table-cell table:style-name="ce1" office:value-type="string" calcext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2" table:style-name="ce2" office:value-type="string" calcext:value-type="string">
            <text:p>S0</text:p>
          </table:table-cell>
          <table:table-cell table:style-name="ce4" office:value-type="string" calcext:value-type="string">
            <text:p>(!s1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S2</text:p>
          </table:table-cell>
          <table:table-cell table:style-name="ce4" office:value-type="string" calcext:value-type="string">
            <text:p>(s1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0</text:p>
          </table:table-cell>
          <table:table-cell table:style-name="ce4" office:value-type="string" calcext:value-type="string">
            <text:p>(!s45).(!s50).(!s55).(!s100).(!s105).(!s110).(!s135).(!s140) + (!s45).(!s50).(!s55).(!s100).(!s105).(!s110).(s135).(s140) + (!s45).(!s50).(!s55).(!s100).(!s105).(s110).(!s135).(s140) + (!s45).(!s50).(!s55).(!s100).(!s105).(s110).(s135) + (!s45).(!s50).(!s55).(!s100).(s105).(!s110).(s140) + (!s45).(!s50).(!s55).(!s100).(s105).(s110) + (!s45).(!s50).(!s55).(s100).(!s105).(!s110).(!s135).(s140) + (!s45).(!s50).(!s55).(s100).(!s105).(!s110).(s135) + (!s45).(!s50).(!s55).(s100).(!s105).(s110) + <text:s/>(!s45).(!s50).(!s55).(s100).(s105) + (!s45).(!s50).(s55).(!s100).(!s105).(!s110).(!s135).(s140) + <text:s/>(!s45).(!s50).(s55).(!s100).(!s105).(!s110).(s135) + (!s45).(!s50).(s55).(!s100).(!s105).(s110) + <text:s/>(!s45).(!s50).(s55).(!s100).(s105) + (!s45).(!s50).(s55).(s100) + (!s45).(s50).(!s55).(!s100). <text:s text:c="7"/>(!s110).(s140) + (!s45).(s50).(!s55).(!s100).(s110) + (!s45).(s50).(!s55).(s100) + (!s45).(s50).(s55) + (s45).(!s50).(!s55).(!s100).(!s105).(!s110).(!s135).(s140) + (s45).(!s50).(!s55).(!s100). <text:s text:c="2"/>(!s105).(!s110).(s135) + (s45).(!s50).(!s55).(!s100).(!s105).(s110) + (s45).(!s50).(!s55).(!s100).(s105) + (s45).(!s50).(!s55).(s100) + (s45).(!s50).(s55) + (s45).(s50).(!s55) + (s45).(s50).(s55).(!s100) + (s45).(s50).(s55).(s100).(!s105) + (s45).(s50).(s55).(s100).(s105).(!s110) + (s45).(s50).(s55).(s100).(s105).(s110).(!s135) + (s45).(s50).(s55).(s100).(s105).(s110).(s135).(!s140)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string" calcext:value-type="string">
            <text:p>S2</text:p>
          </table:table-cell>
          <table:table-cell table:style-name="ce4" office:value-type="string" calcext:value-type="string">
            <text:p>(s45).(s50).(s55).(s100).(s105).(s110).(s135).(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  <table:table-cell table:style-name="ce4" office:value-type="string" calcext:value-type="string">
            <text:p>(s45).(!s50).(!s55).(!s100).(!s105).(!s110).(!s135).(!s140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4</text:p>
          </table:table-cell>
          <table:table-cell table:style-name="ce4" office:value-type="string" calcext:value-type="string">
            <text:p>(!s45).(!s50).(!s55).(!s100).(!s105).(!s110).(s135).(!s140) + (!s45).(!s50).(!s55).(!s100).(s105).(!s110).(!s140) + (!s45).(s50).(!s55).(!s100).(!s110).(!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5</text:p>
          </table:table-cell>
          <table:table-cell table:style-name="ce4" office:value-type="string" calcext:value-type="string">
            <text:p>(!s45).(!s50).(s55).(!s100).(!s105).(!s110).(!s135).(!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6</text:p>
          </table:table-cell>
          <table:table-cell table:style-name="ce4" office:value-type="string" calcext:value-type="string">
            <text:p>(!s45).(!s50).(!s55).(s100).(!s105).(!s110).(!s135).(!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7</text:p>
          </table:table-cell>
          <table:table-cell table:style-name="ce4" office:value-type="string" calcext:value-type="string">
            <text:p>(!s45).(!s50).(!s55).(!s100).(!s105).(s110).(!s135).(!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8</text:p>
          </table:table-cell>
          <table:table-cell table:style-name="ce4" office:value-type="string" calcext:value-type="string">
            <text:p>(!s45).(!s50).(!s55).(!s100).(!s105).(!s110).(!s135).(s14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S8</text:p>
          </table:table-cell>
          <table:table-cell table:style-name="ce2" office:value-type="string" calcext:value-type="string">
            <text:p>S0</text:p>
          </table:table-cell>
          <table:table-cell table:style-name="ce4"/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15:07.202300251</meta:creation-date>
    <dc:date>2018-10-09T18:23:59.854587401</dc:date>
    <meta:editing-duration>PT33S</meta:editing-duration>
    <meta:editing-cycles>1</meta:editing-cycles>
    <meta:generator>LibreOffice/6.0.6.2$Linux_X86_64 LibreOffice_project/00m0$Build-2</meta:generator>
    <meta:document-statistic meta:table-count="1" meta:cell-count="47" meta:object-count="0"/>
  </office:meta>
</office:document-meta>
</file>